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a1" style:family="table">
      <style:table-properties style:width="15.24cm" fo:margin-left="-0.191cm" fo:margin-top="0cm" fo:margin-bottom="0cm" table:align="left" style:writing-mode="lr-tb"/>
    </style:style>
    <style:style style:name="Tabella1.A" style:family="table-column">
      <style:table-column-properties style:column-width="2.54cm"/>
    </style:style>
    <style:style style:name="Tabella1.B" style:family="table-column">
      <style:table-column-properties style:column-width="2.538cm"/>
    </style:style>
    <style:style style:name="Tabella1.C" style:family="table-column">
      <style:table-column-properties style:column-width="2.542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5.24cm" fo:margin-left="-0.191cm" fo:margin-top="0cm" fo:margin-bottom="0cm" table:align="left" style:writing-mode="lr-tb"/>
    </style:style>
    <style:style style:name="Tabella2.A" style:family="table-column">
      <style:table-column-properties style:column-width="3.04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5.24cm" fo:margin-left="-0.191cm" fo:margin-top="0cm" fo:margin-bottom="0cm" table:align="left" style:writing-mode="lr-tb"/>
    </style:style>
    <style:style style:name="Tabella3.A" style:family="table-column">
      <style:table-column-properties style:column-width="3.04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5.24cm" fo:margin-left="-0.191cm" fo:margin-top="0cm" fo:margin-bottom="0cm" table:align="left" style:writing-mode="lr-tb"/>
    </style:style>
    <style:style style:name="Tabella4.A" style:family="table-column">
      <style:table-column-properties style:column-width="3.04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officeooo:rsid="00035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ano ADV Completo – ReptileWear (Meta + LinkedIn)</text:p>
      <text:h text:style-name="Heading_20_1" text:outline-level="1">1) Executive Summary</text:h>
      <text:p text:style-name="Standard">Obiettivo: generare vendite e lead qualificati per l’ecommerce ReptileWear (streetwear blu/nero <text:span text:style-name="T1">con </text:span>effetto <text:span text:style-name="T1">reptileskin</text:span>), utilizzando una strategia full-funnel su Meta (Instagram/Facebook) e LinkedIn. Approccio: campagne per Awareness, Consideration e Conversion con creatività coerenti e KPI misurabili. Tracking: Meta Pixel + CAPI, LinkedIn Insight Tag, GA4, UTM standardizzati.</text:p>
      <text:h text:style-name="Heading_20_1" text:outline-level="1">2) Obiettivi di Business e Marketing</text:h>
      <text:p text:style-name="Standard">• Vendite ecommerce (KPI primario)</text:p>
      <text:p text:style-name="Standard">• Crescita lista email/newsletter (KPI secondario)</text:p>
      <text:p text:style-name="Standard">• Aumento brand awareness nel target urban 18–35 (KPI secondario)</text:p>
      <text:h text:style-name="Heading_20_1" text:outline-level="1">3) KPI per Fase di Funnel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column table:style-name="Tabella1.B"/>
        <table:table-column table:style-name="Tabella1.A"/>
        <table:table-row table:style-name="Tabella1.1">
          <table:table-cell table:style-name="Tabella1.A1" office:value-type="string">
            <text:p text:style-name="P2">Fase</text:p>
          </table:table-cell>
          <table:table-cell table:style-name="Tabella1.A1" office:value-type="string">
            <text:p text:style-name="P2">Obiettivo Campagna</text:p>
          </table:table-cell>
          <table:table-cell table:style-name="Tabella1.A1" office:value-type="string">
            <text:p text:style-name="P2">KPI Primari</text:p>
          </table:table-cell>
          <table:table-cell table:style-name="Tabella1.A1" office:value-type="string">
            <text:p text:style-name="P2">KPI Secondari</text:p>
          </table:table-cell>
          <table:table-cell table:style-name="Tabella1.A1" office:value-type="string">
            <text:p text:style-name="P2">Benchmark/Target</text:p>
          </table:table-cell>
          <table:table-cell table:style-name="Tabella1.A1" office:value-type="string">
            <text:p text:style-name="P2">Frequenza/Note</text:p>
          </table:table-cell>
        </table:table-row>
        <table:table-row table:style-name="Tabella1.1">
          <table:table-cell table:style-name="Tabella1.A1" office:value-type="string">
            <text:p text:style-name="P2">Awareness</text:p>
          </table:table-cell>
          <table:table-cell table:style-name="Tabella1.A1" office:value-type="string">
            <text:p text:style-name="P2">Reach/Video Views</text:p>
          </table:table-cell>
          <table:table-cell table:style-name="Tabella1.A1" office:value-type="string">
            <text:p text:style-name="P2">CPM, ThruPlays/25% VV</text:p>
          </table:table-cell>
          <table:table-cell table:style-name="Tabella1.A1" office:value-type="string">
            <text:p text:style-name="P2">CTR, Frequency</text:p>
          </table:table-cell>
          <table:table-cell table:style-name="Tabella1.A1" office:value-type="string">
            <text:p text:style-name="P2">CPM &lt; €6; VV25% &gt; 20%</text:p>
          </table:table-cell>
          <table:table-cell table:style-name="Tabella1.A1" office:value-type="string">
            <text:p text:style-name="P2">Freq 1.5–3 / 7g</text:p>
          </table:table-cell>
        </table:table-row>
        <table:table-row table:style-name="Tabella1.1">
          <table:table-cell table:style-name="Tabella1.A1" office:value-type="string">
            <text:p text:style-name="P2">Consideration</text:p>
          </table:table-cell>
          <table:table-cell table:style-name="Tabella1.A1" office:value-type="string">
            <text:p text:style-name="P2">Traffic/Engagement</text:p>
          </table:table-cell>
          <table:table-cell table:style-name="Tabella1.A1" office:value-type="string">
            <text:p text:style-name="P2">CPC, CTR</text:p>
          </table:table-cell>
          <table:table-cell table:style-name="Tabella1.A1" office:value-type="string">
            <text:p text:style-name="P2">ATC rate, ViewContent</text:p>
          </table:table-cell>
          <table:table-cell table:style-name="Tabella1.A1" office:value-type="string">
            <text:p text:style-name="P2">CPC &lt; €0.60; CTR &gt; 1.5%</text:p>
          </table:table-cell>
          <table:table-cell table:style-name="Tabella1.A1" office:value-type="string">
            <text:p text:style-name="P2">Landing bounce &lt; 55%</text:p>
          </table:table-cell>
        </table:table-row>
        <table:table-row table:style-name="Tabella1.1">
          <table:table-cell table:style-name="Tabella1.A1" office:value-type="string">
            <text:p text:style-name="P2">Conversion</text:p>
          </table:table-cell>
          <table:table-cell table:style-name="Tabella1.A1" office:value-type="string">
            <text:p text:style-name="P2">Sales/Conversions</text:p>
          </table:table-cell>
          <table:table-cell table:style-name="Tabella1.A1" office:value-type="string">
            <text:p text:style-name="P2">CPA (CPL/CPO), ROAS</text:p>
          </table:table-cell>
          <table:table-cell table:style-name="Tabella1.A1" office:value-type="string">
            <text:p text:style-name="P2">IC rate, ATC rate</text:p>
          </table:table-cell>
          <table:table-cell table:style-name="Tabella1.A1" office:value-type="string">
            <text:p text:style-name="P2">CPA &lt; €20; ROAS &gt; 2.5</text:p>
          </table:table-cell>
          <table:table-cell table:style-name="Tabella1.A1" office:value-type="string">
            <text:p text:style-name="P2">Freq 2–6 / 7g</text:p>
          </table:table-cell>
        </table:table-row>
      </table:table>
      <text:h text:style-name="Heading_20_1" text:outline-level="1">4) Tracciamento &amp; Misurazione</text:h>
      <text:p text:style-name="Standard">Meta (Instagram/Facebook): installa Meta Pixel + Conversion API (CAPI). <text:span text:style-name="T1">Plugin consigliati su</text:span> WooCommerce: PixelYourSite o Meta for WooCommerce.</text:p>
      <text:p text:style-name="Standard">LinkedIn: installa Insight Tag site-wide e configura <text:span text:style-name="T1">le </text:span>conversioni (ViewContent, Lead, Purchase opzionale).</text:p>
      <text:p text:style-name="Standard">GA4: attiva <text:span text:style-name="T1">l’</text:span>ecommerce avanzato e collega all’account Ads per analisi coese.</text:p>
      <text:p text:style-name="Standard"><text:soft-page-break/>Priorità AEM (Aggregated Event Measurement) per dominio verificato: 1) Purchase; 2) InitiateCheckout; 3) AddToCart; 4) ViewContent; 5) Lead.</text:p>
      <text:p text:style-name="Standard">Mappatura Eventi WooCommerce → Meta Pixel/CAPI:</text:p>
      <table:table table:name="Tabella2" table:style-name="Tabella2">
        <table:table-column table:style-name="Tabella2.A" table:number-columns-repeated="5"/>
        <table:table-row table:style-name="Tabella2.1">
          <table:table-cell table:style-name="Tabella2.A1" office:value-type="string">
            <text:p text:style-name="P2">Evento Woo/GA4</text:p>
          </table:table-cell>
          <table:table-cell table:style-name="Tabella2.A1" office:value-type="string">
            <text:p text:style-name="P2">Evento Meta</text:p>
          </table:table-cell>
          <table:table-cell table:style-name="Tabella2.A1" office:value-type="string">
            <text:p text:style-name="P2">Parametri richiesti</text:p>
          </table:table-cell>
          <table:table-cell table:style-name="Tabella2.A1" office:value-type="string">
            <text:p text:style-name="P2">Fonte</text:p>
          </table:table-cell>
          <table:table-cell table:style-name="Tabella2.A1" office:value-type="string">
            <text:p text:style-name="P2">Note</text:p>
          </table:table-cell>
        </table:table-row>
        <table:table-row table:style-name="Tabella2.1">
          <table:table-cell table:style-name="Tabella2.A1" office:value-type="string">
            <text:p text:style-name="P2">view_item</text:p>
          </table:table-cell>
          <table:table-cell table:style-name="Tabella2.A1" office:value-type="string">
            <text:p text:style-name="P2">ViewContent</text:p>
          </table:table-cell>
          <table:table-cell table:style-name="Tabella2.A1" office:value-type="string">
            <text:p text:style-name="P2">content_ids (SKU/ID), value, currency, content_type</text:p>
          </table:table-cell>
          <table:table-cell table:style-name="Tabella2.A1" office:value-type="string">
            <text:p text:style-name="P2">Pixel+CAPI</text:p>
          </table:table-cell>
          <table:table-cell table:style-name="Tabella2.A1" office:value-type="string">
            <text:p text:style-name="P2">Trigger su pagine prodotto</text:p>
          </table:table-cell>
        </table:table-row>
        <table:table-row table:style-name="Tabella2.1">
          <table:table-cell table:style-name="Tabella2.A1" office:value-type="string">
            <text:p text:style-name="P2">add_to_cart</text:p>
          </table:table-cell>
          <table:table-cell table:style-name="Tabella2.A1" office:value-type="string">
            <text:p text:style-name="P2">AddToCart</text:p>
          </table:table-cell>
          <table:table-cell table:style-name="Tabella2.A1" office:value-type="string">
            <text:p text:style-name="P2">content_ids, value, currency, contents, num_items</text:p>
          </table:table-cell>
          <table:table-cell table:style-name="Tabella2.A1" office:value-type="string">
            <text:p text:style-name="P2">Pixel+CAPI</text:p>
          </table:table-cell>
          <table:table-cell table:style-name="Tabella2.A1" office:value-type="string">
            <text:p text:style-name="P2">Sia AJAX che pagina carrello</text:p>
          </table:table-cell>
        </table:table-row>
        <table:table-row table:style-name="Tabella2.1">
          <table:table-cell table:style-name="Tabella2.A1" office:value-type="string">
            <text:p text:style-name="P2">begin_checkout</text:p>
          </table:table-cell>
          <table:table-cell table:style-name="Tabella2.A1" office:value-type="string">
            <text:p text:style-name="P2">InitiateCheckout</text:p>
          </table:table-cell>
          <table:table-cell table:style-name="Tabella2.A1" office:value-type="string">
            <text:p text:style-name="P2">value, currency, contents</text:p>
          </table:table-cell>
          <table:table-cell table:style-name="Tabella2.A1" office:value-type="string">
            <text:p text:style-name="P2">Pixel+CAPI</text:p>
          </table:table-cell>
          <table:table-cell table:style-name="Tabella2.A1" office:value-type="string">
            <text:p text:style-name="P2">Al click “Checkout”</text:p>
          </table:table-cell>
        </table:table-row>
        <table:table-row table:style-name="Tabella2.1">
          <table:table-cell table:style-name="Tabella2.A1" office:value-type="string">
            <text:p text:style-name="P2">purchase</text:p>
          </table:table-cell>
          <table:table-cell table:style-name="Tabella2.A1" office:value-type="string">
            <text:p text:style-name="P2">Purchase</text:p>
          </table:table-cell>
          <table:table-cell table:style-name="Tabella2.A1" office:value-type="string">
            <text:p text:style-name="P2">value, currency, contents, order_id</text:p>
          </table:table-cell>
          <table:table-cell table:style-name="Tabella2.A1" office:value-type="string">
            <text:p text:style-name="P2">Pixel+CAPI</text:p>
          </table:table-cell>
          <table:table-cell table:style-name="Tabella2.A1" office:value-type="string">
            <text:p text:style-name="P2">All’ordine completato</text:p>
          </table:table-cell>
        </table:table-row>
        <table:table-row table:style-name="Tabella2.1">
          <table:table-cell table:style-name="Tabella2.A1" office:value-type="string">
            <text:p text:style-name="P2">generate_lead</text:p>
          </table:table-cell>
          <table:table-cell table:style-name="Tabella2.A1" office:value-type="string">
            <text:p text:style-name="P2">Lead</text:p>
          </table:table-cell>
          <table:table-cell table:style-name="Tabella2.A1" office:value-type="string">
            <text:p text:style-name="P2">email, source</text:p>
          </table:table-cell>
          <table:table-cell table:style-name="Tabella2.A1" office:value-type="string">
            <text:p text:style-name="P2">Pixel+CAPI</text:p>
          </table:table-cell>
          <table:table-cell table:style-name="Tabella2.A1" office:value-type="string">
            <text:p text:style-name="P2">Iscrizione newsletter o form popup</text:p>
          </table:table-cell>
        </table:table-row>
      </table:table>
      <text:p text:style-name="Standard">Schema UTM standardizzato:</text:p>
      <text:p text:style-name="Standard">utm_source={meta|linkedin} <text:s/>utm_medium=paid_social <text:s/>utm_campaign={funnel}_{country}_{creative_theme}_{date} <text:s/>utm_content={asset_format}_{hook}_{aud} <text:s/>utm_term={optional}</text:p>
      <text:h text:style-name="Heading_20_1" text:outline-level="1">5) Struttura Campagne (Meta + LinkedIn)</text:h>
      <text:p text:style-name="Standard">META – Campagna 1: Awareness (Reach/Video Views)</text:p>
      <text:p text:style-name="Standard">• Pubblico: Broad 18–35 (IT) + Interessi streetwear/rap; Lookalike 2–5% di engagers video 30d.</text:p>
      <text:p text:style-name="Standard">• Placements: Advantage + Placements (on, escludi Audience Network se qualità bassa).</text:p>
      <text:p text:style-name="Standard">• Creatività: Reel 15–30s, 9:16, sottotitoli, hook &lt; 2s, loop soft.</text:p>
      <text:p text:style-name="Standard">• Budget: 20–40% del totale.</text:p>
      <text:p text:style-name="Standard">• Bidding: Lowest cost.</text:p>
      <text:p text:style-name="Standard">META – Campagna 2: Consideration (Traffic/Engagement)</text:p>
      <text:p text:style-name="Standard">• Pubblico: Engagers IG/FB 30–60d, Website Visitors 30d.</text:p>
      <text:p text:style-name="Standard">• Creatività: Carousel 1080x1350, UGC testimonial, focus dettagli materiale.</text:p>
      <text:p text:style-name="Standard"><text:soft-page-break/>• Budget: 20–30% del totale.</text:p>
      <text:p text:style-name="Standard">• Bidding: Lowest cost o Cost Cap su CPC.</text:p>
      <text:p text:style-name="Standard">META – Campagna 3: Conversion (Sales/ASC)</text:p>
      <text:p text:style-name="Standard">• Obiettivo: Vendite; evento: Purchase (AEM #1).</text:p>
      <text:p text:style-name="Standard">• Pubblico: ATC/IC 7–14d + Lookalike 1–2% acquirenti.</text:p>
      <text:p text:style-name="Standard">• Creatività: Advantage + Shopping Campaign (ASC) con 5–10 asset: square, 4:5, 9:16; sovraimpressione prezzo e coupon REPTILE10.</text:p>
      <text:p text:style-name="Standard">• Budget: 40–60% del totale.</text:p>
      <text:p text:style-name="Standard">• Bidding: Lowest cost; eventualmente ROAS minimo o Cost Cap dopo learning.</text:p>
      <text:p text:style-name="Standard">LINKEDIN – Campagna Consideration (Website Visits)</text:p>
      <text:p text:style-name="Standard">• Pubblico: interessi fashion/streetwear, job function Marketing/Design per PR/collab; retargeting visitatori sito 90d.</text:p>
      <text:p text:style-name="Standard">• Creatività: singola immagine 1200x628 e video 1:1; tono professionale sul design/materiali.</text:p>
      <text:p text:style-name="Standard">• Budget: 10–20% complessivo (solo se utile a PR/B2B).</text:p>
      <text:h text:style-name="Heading_20_1" text:outline-level="1">6) Budget &amp; Pacing</text:h>
      <text:p text:style-name="Standard">Esempi di distribuzione mensile (adatta alle tue disponibilità):</text:p>
      <table:table table:name="Tabella3" table:style-name="Tabella3">
        <table:table-column table:style-name="Tabella3.A" table:number-columns-repeated="5"/>
        <table:table-row table:style-name="Tabella3.1">
          <table:table-cell table:style-name="Tabella3.A1" office:value-type="string">
            <text:p text:style-name="P2">Budget Mensile</text:p>
          </table:table-cell>
          <table:table-cell table:style-name="Tabella3.A1" office:value-type="string">
            <text:p text:style-name="P2">Awareness</text:p>
          </table:table-cell>
          <table:table-cell table:style-name="Tabella3.A1" office:value-type="string">
            <text:p text:style-name="P2">Consideration</text:p>
          </table:table-cell>
          <table:table-cell table:style-name="Tabella3.A1" office:value-type="string">
            <text:p text:style-name="P2">Conversion</text:p>
          </table:table-cell>
          <table:table-cell table:style-name="Tabella3.A1" office:value-type="string">
            <text:p text:style-name="P2">Note</text:p>
          </table:table-cell>
        </table:table-row>
        <table:table-row table:style-name="Tabella3.1">
          <table:table-cell table:style-name="Tabella3.A1" office:value-type="string">
            <text:p text:style-name="P2">€500</text:p>
          </table:table-cell>
          <table:table-cell table:style-name="Tabella3.A1" office:value-type="string">
            <text:p text:style-name="P2">€150 (30%)</text:p>
          </table:table-cell>
          <table:table-cell table:style-name="Tabella3.A1" office:value-type="string">
            <text:p text:style-name="P2">€100 (20%)</text:p>
          </table:table-cell>
          <table:table-cell table:style-name="Tabella3.A1" office:value-type="string">
            <text:p text:style-name="P2">€250 (50%)</text:p>
          </table:table-cell>
          <table:table-cell table:style-name="Tabella3.A1" office:value-type="string">
            <text:p text:style-name="P2">Focus performance minima</text:p>
          </table:table-cell>
        </table:table-row>
        <table:table-row table:style-name="Tabella3.1">
          <table:table-cell table:style-name="Tabella3.A1" office:value-type="string">
            <text:p text:style-name="P2">€1.000</text:p>
          </table:table-cell>
          <table:table-cell table:style-name="Tabella3.A1" office:value-type="string">
            <text:p text:style-name="P2">€300 (30%)</text:p>
          </table:table-cell>
          <table:table-cell table:style-name="Tabella3.A1" office:value-type="string">
            <text:p text:style-name="P2">€200 (20%)</text:p>
          </table:table-cell>
          <table:table-cell table:style-name="Tabella3.A1" office:value-type="string">
            <text:p text:style-name="P2">€500 (50%)</text:p>
          </table:table-cell>
          <table:table-cell table:style-name="Tabella3.A1" office:value-type="string">
            <text:p text:style-name="P2">Bilanciato</text:p>
          </table:table-cell>
        </table:table-row>
        <table:table-row table:style-name="Tabella3.1">
          <table:table-cell table:style-name="Tabella3.A1" office:value-type="string">
            <text:p text:style-name="P2">€2.000</text:p>
          </table:table-cell>
          <table:table-cell table:style-name="Tabella3.A1" office:value-type="string">
            <text:p text:style-name="P2">€600 (30%)</text:p>
          </table:table-cell>
          <table:table-cell table:style-name="Tabella3.A1" office:value-type="string">
            <text:p text:style-name="P2">€400 (20%)</text:p>
          </table:table-cell>
          <table:table-cell table:style-name="Tabella3.A1" office:value-type="string">
            <text:p text:style-name="P2">€1.000 (50%)</text:p>
          </table:table-cell>
          <table:table-cell table:style-name="Tabella3.A1" office:value-type="string">
            <text:p text:style-name="P2">Scala con ASC/retargeting</text:p>
          </table:table-cell>
        </table:table-row>
      </table:table>
      <text:h text:style-name="Heading_20_1" text:outline-level="1">7) Creatività Commerciale – Specifiche &amp; Linee Guida</text:h>
      <text:p text:style-name="Standard">Formati consigliati:</text:p>
      <text:p text:style-name="Standard">• Immagini: 1080×1080 (1:1), 1080×1350 (4:5).</text:p>
      <text:p text:style-name="Standard">• Video: 1080×1920 (9:16) per Reels/Stories; durata 6–30s; sottotitoli obbligatori.</text:p>
      <text:p text:style-name="Standard">Messaggistica per fase:</text:p>
      <text:p text:style-name="Standard"><text:soft-page-break/>• Awareness (Hook): “Indossa <text:span text:style-name="T1">la squama</text:span>.” “<text:span text:style-name="T1">SCAGLIAti on the streets</text:span>.”</text:p>
      <text:p text:style-name="Standard">• Consideration (Proof): “Texture rettile blu premium, dettagli artigianali, feedback 4.8/5.”</text:p>
      <text:p text:style-name="Standard">• Conversion (Offer): “10% con REPTILE10, spedizione in 24–48h, reso semplice.”</text:p>
      <text:p text:style-name="Standard">CTA: Shop Now / Scopri / Ottieni lo sconto.</text:p>
      <text:h text:style-name="Heading_20_2" text:outline-level="2">Copy Esempio – Meta</text:h>
      <text:p text:style-name="Standard">Primario: La pelle del cambiamento. ReptileWear è il tuo nuovo rituale urbano. Per i primi ordini: 10% con REPTILE10. Entra ora.</text:p>
      <text:p text:style-name="Standard">Headline: Streetwear letale. Blu rettile.</text:p>
      <text:p text:style-name="Standard">Descrizione: Scopri la collezione Night Fang.</text:p>
      <text:h text:style-name="Heading_20_2" text:outline-level="2">Copy Esempio – LinkedIn</text:h>
      <text:p text:style-name="Standard">Primario: Design distintivo, materiali premium e supply chain snella. ReptileWear porta lo streetwear italiano nel mondo. Siamo aperti a collab e retail selezionato.</text:p>
      <text:p text:style-name="Standard">CTA: Visita il sito / Contattaci.</text:p>
      <text:h text:style-name="Heading_20_1" text:outline-level="1">8) Piano Test &amp; Ottimizzazione</text:h>
      <text:p text:style-name="Standard">• A/B test: hook (frame 0–2s), formato (1:1 vs 4:5 vs 9:16), UGC vs studio, prezzo on/off, CTA.</text:p>
      <text:p text:style-name="Standard">• Minimo 3–5 conversioni/giornaliere per uscire dalla learning phase; se non raggiunti, alza budget o restringi pubblico.</text:p>
      <text:p text:style-name="Standard">• Regole automatiche: spegni adset con CPA &gt; target del 40% dopo 3 giorni/1000 impression; duplica vincenti +20% budget.</text:p>
      <text:h text:style-name="Heading_20_1" text:outline-level="1">9) Implementazione – Step by Step</text:h>
      <text:p text:style-name="Standard">1) Verifica dominio in Business Manager e imposta AEM.</text:p>
      <text:p text:style-name="Standard">2) Installa Pixel + CAPI (PixelYourSite o Meta for WooCommerce); testa eventi con Event Manager.</text:p>
      <text:p text:style-name="Standard">3) Crea pubblici: Broad 18–35; Interessi; Engagers 30/60/180d; Visitors 7/30/90d; ATC/IC 7/14d; LAL 1–2% acquirenti.</text:p>
      <text:p text:style-name="Standard">4) Crea 3 campagne (Awareness/Consideration/Conversion o Advantage+ Shopping).</text:p>
      <text:p text:style-name="Standard">5) Inserisci UTM in tutti i link; pubblica; monitora giornalmente i KPI.</text:p>
      <text:h text:style-name="Heading_20_1" text:outline-level="1"><text:soft-page-break/>10) Convenzioni di Nominazione</text:h>
      <text:p text:style-name="Standard">Campagna: META_{funnel}_{country}_{objective}_{mmYY}</text:p>
      <text:p text:style-name="Standard">AdSet: AUD_{type}_{window}_{placement}_{bid}</text:p>
      <text:p text:style-name="Standard">Ad: CREATIVE_{format}_{hook}_{v#}</text:p>
      <text:h text:style-name="Heading_20_1" text:outline-level="1">11) Reporting &amp; Dashboard</text:h>
      <text:p text:style-name="Standard">Cadenza: review giornaliera (spesa/anomalie), settimanale (KPI per funnel), mensile (ROAS, crescita).</text:p>
      <text:p text:style-name="Standard">Dashboard: Meta Ads Report + GA4 esplorazioni; opzionale Looker Studio.</text:p>
      <table:table table:name="Tabella4" table:style-name="Tabella4">
        <table:table-column table:style-name="Tabella4.A" table:number-columns-repeated="5"/>
        <table:table-row table:style-name="Tabella4.1">
          <table:table-cell table:style-name="Tabella4.A1" office:value-type="string">
            <text:p text:style-name="P2">Fase</text:p>
          </table:table-cell>
          <table:table-cell table:style-name="Tabella4.A1" office:value-type="string">
            <text:p text:style-name="P2">KPI Principale</text:p>
          </table:table-cell>
          <table:table-cell table:style-name="Tabella4.A1" office:value-type="string">
            <text:p text:style-name="P2">Soglia</text:p>
          </table:table-cell>
          <table:table-cell table:style-name="Tabella4.A1" office:value-type="string">
            <text:p text:style-name="P2">Azione se &lt; soglia</text:p>
          </table:table-cell>
          <table:table-cell table:style-name="Tabella4.A1" office:value-type="string">
            <text:p text:style-name="P2">Owner</text:p>
          </table:table-cell>
        </table:table-row>
        <table:table-row table:style-name="Tabella4.1">
          <table:table-cell table:style-name="Tabella4.A1" office:value-type="string">
            <text:p text:style-name="P2">Awareness</text:p>
          </table:table-cell>
          <table:table-cell table:style-name="Tabella4.A1" office:value-type="string">
            <text:p text:style-name="P2">CPM</text:p>
          </table:table-cell>
          <table:table-cell table:style-name="Tabella4.A1" office:value-type="string">
            <text:p text:style-name="P2">&lt; €6</text:p>
          </table:table-cell>
          <table:table-cell table:style-name="Tabella4.A1" office:value-type="string">
            <text:p text:style-name="P2">Rivedi targeting/creatività</text:p>
          </table:table-cell>
          <table:table-cell table:style-name="Tabella4.A1" office:value-type="string">
            <text:p text:style-name="P2">Paid Media</text:p>
          </table:table-cell>
        </table:table-row>
        <table:table-row table:style-name="Tabella4.1">
          <table:table-cell table:style-name="Tabella4.A1" office:value-type="string">
            <text:p text:style-name="P2">Consideration</text:p>
          </table:table-cell>
          <table:table-cell table:style-name="Tabella4.A1" office:value-type="string">
            <text:p text:style-name="P2">CPC/CTR</text:p>
          </table:table-cell>
          <table:table-cell table:style-name="Tabella4.A1" office:value-type="string">
            <text:p text:style-name="P2">CPC &lt; €0.60; CTR &gt; 1.5%</text:p>
          </table:table-cell>
          <table:table-cell table:style-name="Tabella4.A1" office:value-type="string">
            <text:p text:style-name="P2">Testa headline e visual</text:p>
          </table:table-cell>
          <table:table-cell table:style-name="Tabella4.A1" office:value-type="string">
            <text:p text:style-name="P2">Paid Media</text:p>
          </table:table-cell>
        </table:table-row>
        <table:table-row table:style-name="Tabella4.1">
          <table:table-cell table:style-name="Tabella4.A1" office:value-type="string">
            <text:p text:style-name="P2">Conversion</text:p>
          </table:table-cell>
          <table:table-cell table:style-name="Tabella4.A1" office:value-type="string">
            <text:p text:style-name="P2">CPA/ROAS</text:p>
          </table:table-cell>
          <table:table-cell table:style-name="Tabella4.A1" office:value-type="string">
            <text:p text:style-name="P2">CPA &lt; €20; ROAS &gt; 2.5</text:p>
          </table:table-cell>
          <table:table-cell table:style-name="Tabella4.A1" office:value-type="string">
            <text:p text:style-name="P2">Rialloca budget / offerte</text:p>
          </table:table-cell>
          <table:table-cell table:style-name="Tabella4.A1" office:value-type="string">
            <text:p text:style-name="P2">Growth</text:p>
          </table:table-cell>
        </table:table-row>
      </table:table>
      <text:h text:style-name="Heading_20_1" text:outline-level="1">12) Rischi &amp; Mitigazioni</text:h>
      <text:p text:style-name="Standard">• Bassa qualità traffico: usa retargeting e escludi placements a bassa viewability.</text:p>
      <text:p text:style-name="Standard">• Learning phase infinita: aumenta budget, consolida ad set, riduci creatività.</text:p>
      <text:p text:style-name="Standard">• Disallineamento dati (Pixel vs GA4): attiva CAPI, confronta last-click vs data-driven.</text:p>
      <text:p text:style-name="Standard">• Policy Ads: evita claim non verificabili; usa USP reali e trasparenti.</text:p>
      <text:h text:style-name="Heading_20_1" text:outline-level="1">Appendice A – Modello UTM</text:h>
      <text:p text:style-name="Standard">Esempio: https://reptilewear.com/?utm_source=meta&amp;utm_medium=paid_social&amp;utm_campaign=conv_it_nightfang_0725&amp;utm_content=vid_9x16_hook1_lal1&amp;utm_term=</text:p>
      <text:h text:style-name="Heading_20_1" text:outline-level="1">Appendice B – Script da ricordare</text:h>
      <text:p text:style-name="Standard">Popup sconto: “Benvenuto nel covo Reptile. Inserisci la tua email: ricevi subito 10% (REPTILE10).”</text:p>
      <text:p text:style-name="Standard">Email post-iscrizione: codice + selezione best seller + link rapidi reso/spedizion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8-17T18:46:54.183196900</dc:date>
    <meta:editing-duration>PT9M35S</meta:editing-duration>
    <meta:generator>LibreOffice/25.2.4.3$Windows_X86_64 LibreOffice_project/33e196637044ead23f5c3226cde09b47731f7e27</meta:generator>
    <meta:document-statistic meta:table-count="4" meta:image-count="0" meta:object-count="0" meta:page-count="5" meta:paragraph-count="177" meta:word-count="971" meta:character-count="7019" meta:non-whitespace-character-count="6230"/>
    <meta:user-defined meta:name="AppVersion">14.0000</meta:user-defined>
    <meta:template xlink:type="simple" xlink:actuate="onRequest" xlink:title="Normal.dotm" xlink:href=""/>
  </office:meta>
</office:document-meta>
</file>